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46b3" officeooo:paragraph-rsid="000946b3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946b3"/>
    </style:style>
    <style:style style:name="P4" style:family="paragraph" style:parent-style-name="Text_20_body">
      <style:paragraph-properties fo:text-align="justify" style:justify-single-word="false"/>
      <style:text-properties officeooo:rsid="000946b3" officeooo:paragraph-rsid="000946b3"/>
    </style:style>
    <style:style style:name="P5" style:family="paragraph" style:parent-style-name="Heading_20_2">
      <style:text-properties officeooo:rsid="000946b3" officeooo:paragraph-rsid="000946b3"/>
    </style:style>
    <style:style style:name="T1" style:family="text">
      <style:text-properties officeooo:rsid="00094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ÓDULO F - <text:s/>Advancing Studies in JavaScript</text:h>
      <text:p text:style-name="P1"/>
      <text:p text:style-name="P2">- <text:span text:style-name="T1">Variáveis Compostas;</text:span></text:p>
      <text:p text:style-name="P2">- <text:span text:style-name="T1">Uso de função de parâmetros;</text:span></text:p>
      <text:p text:style-name="P2">- <text:span text:style-name="T1">Exercícios;</text:span></text:p>
      <text:p text:style-name="P2">- <text:span text:style-name="T1">Próximos passos.</text:span></text:p>
      <text:h text:style-name="Heading_20_2" text:outline-level="2"><text:span text:style-name="T1">Arrays -</text:span>J<text:span text:style-name="T1">ava</text:span>S<text:span text:style-name="T1">cript</text:span> <text:span text:style-name="T1">Course#15</text:span></text:h>
      <text:p text:style-name="P4"><text:tab/></text:p>
      <text:h text:style-name="Heading_20_2" text:outline-level="2"><text:span text:style-name="T1">Functions - </text:span>J<text:span text:style-name="T1">ava</text:span>S<text:span text:style-name="T1">cript</text:span> C<text:span text:style-name="T1">ourse #16</text:span></text:h>
      <text:p text:style-name="P4"><text:tab/></text:p>
      <text:h text:style-name="Heading_20_2" text:outline-level="2">J<text:span text:style-name="T1">ava</text:span>S<text:span text:style-name="T1">cript</text:span> <text:span text:style-name="T1">Exercises (Part 7) – JavaScript </text:span>C<text:span text:style-name="T1">ourse</text:span></text:h>
      <text:p text:style-name="P4"><text:tab/></text:p>
      <text:p text:style-name="P4"/>
      <text:h text:style-name="Heading_20_2" text:outline-level="2">J<text:span text:style-name="T1">ava</text:span>S<text:span text:style-name="T1">cript Exercises (Part 8) –</text:span> <text:span text:style-name="T1">JavaScript </text:span>C<text:span text:style-name="T1">ourse</text:span></text:h>
      <text:p text:style-name="P2"><text:tab/></text:p>
      <text:h text:style-name="P5" text:outline-level="2">Next Steps – JavaScript Course #17</text:h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2:14:29.093469187</meta:creation-date>
    <dc:date>2020-04-02T22:25:37.298291200</dc:date>
    <meta:editing-duration>PT38S</meta:editing-duration>
    <meta:editing-cycles>1</meta:editing-cycles>
    <meta:document-statistic meta:table-count="0" meta:image-count="0" meta:object-count="0" meta:page-count="1" meta:paragraph-count="15" meta:word-count="46" meta:character-count="324" meta:non-whitespace-character-count="279"/>
    <meta:generator>LibreOffice/6.0.7.3$Linux_X86_64 LibreOffice_project/00m0$Build-3</meta:generator>
  </office:meta>
</office:document-meta>
</file>